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39in" style:rel-column-width="7969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8in" style:rel-column-width="4834*"/>
    </style:style>
    <style:style style:name="t1.D" style:family="table-column">
      <style:table-column-properties style:column-width="1.2701in" style:rel-column-width="12436*"/>
    </style:style>
    <style:style style:name="t1.E" style:family="table-column">
      <style:table-column-properties style:column-width="0.7306in" style:rel-column-width="7153*"/>
    </style:style>
    <style:style style:name="t1.F" style:family="table-column">
      <style:table-column-properties style:column-width="0.7299in" style:rel-column-width="7146*"/>
    </style:style>
    <style:style style:name="t1.I" style:family="table-column">
      <style:table-column-properties style:column-width="0.7306in" style:rel-column-width="7156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5" style:family="paragraph" style:parent-style-name="Standard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8pt" fo:letter-spacing="normal" fo:font-weight="normal" style:font-size-asian="8pt" style:font-weight-asian="normal" style:font-name-complex="Arial" style:font-size-complex="8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fo:font-size="6pt" style:font-size-asian="6pt" style:font-size-complex="6pt"/>
    </style:style>
    <style:style style:name="P14" style:family="paragraph" style:parent-style-name="Standard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ru" fo:country="RU" style:letter-kerning="true" style:font-name-asian="Times New Roman" style:font-size-asian="7pt" style:font-name-complex="Times New Roman" style:font-size-complex="7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style:font-size-asian="7pt" style:font-size-complex="7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8pt" fo:language="en" fo:country="US" fo:font-weight="normal" style:font-name-asian="Ari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 style:master-page-name="">
      <style:paragraph-properties fo:margin-left="0.0098in" fo:margin-right="0in" fo:text-indent="0in" style:auto-text-indent="false" style:page-number="auto"/>
      <style:text-properties fo:font-size="9pt" style:font-size-asian="9pt" style:font-size-complex="9pt"/>
    </style:style>
    <style:style style:name="P51" style:family="paragraph" style:parent-style-name="Standard">
      <style:paragraph-properties fo:margin-left="0.0098in" fo:margin-right="0in" fo:text-indent="0in" style:auto-text-indent="false"/>
      <style:text-properties fo:font-size="8pt" style:font-size-asian="8pt" style:font-size-complex="8pt"/>
    </style:style>
    <style:style style:name="P52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Text_20_body">
      <style:text-properties fo:font-size="9pt" style:font-size-asian="9pt" style:font-size-complex="9pt"/>
    </style:style>
    <style:style style:name="P5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6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language="en" fo:country="US" fo:font-style="italic" style:text-underline-style="none" style:font-name-asian="Times New Roman" style:font-style-asian="italic" style:font-name-complex="Times New Roman" style:font-style-complex="italic"/>
    </style:style>
    <style:style style:name="T8" style:family="text">
      <style:text-properties fo:language="en" fo:country="US" style:text-underline-style="solid" style:text-underline-width="auto" style:text-underline-color="font-color" style:font-name-complex="Arial"/>
    </style:style>
    <style:style style:name="T9" style:family="text">
      <style:text-properties fo:language="en" fo:country="US" style:text-underline-style="none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style:text-underline-style="none" fo:font-weight="bold" style:font-weight-asian="bold" style:font-weight-complex="bold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" style:family="text">
      <style:text-properties fo:language="ru" fo:country="RU" fo:font-style="italic" style:text-underline-style="none" style:font-style-asian="italic" style:font-style-complex="italic"/>
    </style:style>
    <style:style style:name="T18" style:family="text">
      <style:text-properties fo:language="ru" fo:country="RU" style:text-underline-style="none"/>
    </style:style>
    <style:style style:name="T19" style:family="text">
      <style:text-properties fo:language="ru" fo:country="RU" style:text-underline-style="none" fo:font-weight="bold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language="ru" fo:country="RU" fo:font-style="italic" style:text-underline-style="none" style:font-style-asian="italic" style:font-style-complex="italic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style:text-position="sub 58%"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-complex="Ari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background-color="transparent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style:font-name-complex="Arial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language="en" fo:country="US" style:text-underline-style="none" fo:font-weight="bold" style:font-name-asian="Times New Roman" style:font-weight-asian="bold" style:font-name-complex="Times New Roman1" style:font-weight-complex="bold"/>
    </style:style>
    <style:style style:name="T38" style:family="text">
      <style:text-properties style:text-position="0% 100%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39" style:family="text">
      <style:text-properties style:text-position="0% 100%" fo:language="en" fo:country="US" fo:font-style="italic" style:font-style-asian="italic" style:font-style-complex="italic"/>
    </style:style>
    <style:style style:name="T40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ru" fo:country="RU" style:text-underline-style="none" fo:font-weight="bold" style:font-name-asian="Times New Roman" style:font-weight-asian="bold" style:font-name-complex="Times New Roman1" style:font-weight-complex="bold"/>
    </style:style>
    <style:style style:name="T43" style:family="text">
      <style:text-properties style:text-position="0% 100%" fo:font-size="8pt" fo:letter-spacing="normal" fo:language="ru" fo:country="RU" fo:font-weight="bold" style:font-name-asian="Times New Roman" style:font-size-asian="8pt" style:font-weight-asian="bold" style:font-name-complex="Times New Roman1" style:font-size-complex="8pt" style:font-weight-complex="bold"/>
    </style:style>
    <style:style style:name="T4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6" style:family="text">
      <style:text-properties style:font-name="Arial" fo:language="ru" fo:country="RU" style:font-name-complex="Arial"/>
    </style:style>
    <style:style style:name="T4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style:font-name-complex="Arial"/>
    </style:style>
    <style:style style:name="T49" style:family="text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0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51" style:family="text">
      <style:text-properties style:font-name="Arial" fo:language="en" fo:country="US" style:font-name-complex="Arial"/>
    </style:style>
    <style:style style:name="T52" style:family="text">
      <style:text-properties style:font-name="Arial" fo:font-size="8pt" fo:letter-spacing="0.0138in" style:font-size-asian="8pt" style:font-size-complex="8pt"/>
    </style:style>
    <style:style style:name="T53" style:family="text">
      <style:text-properties style:font-name="Arial" fo:font-size="8pt" fo:language="en" fo:country="US" style:font-size-asian="8pt" style:font-name-complex="Arial" style:font-size-complex="8pt"/>
    </style:style>
    <style:style style:name="T54" style:family="text">
      <style:text-properties style:font-name="Arial" fo:font-size="8pt" style:font-size-asian="8pt" style:font-name-complex="Arial" style:font-size-complex="8pt"/>
    </style:style>
    <style:style style:name="T55" style:family="text">
      <style:text-properties style:font-name="Arial" fo:font-size="8pt" fo:language="ru" fo:country="RU" style:font-size-asian="8pt" style:font-name-complex="Arial" style:font-size-complex="8pt"/>
    </style:style>
    <style:style style:name="T56" style:family="text">
      <style:text-properties style:font-name="Arial" fo:font-size="8pt" fo:language="ru" fo:country="RU" style:text-underline-style="none" fo:font-weight="normal" style:font-size-asian="8pt" style:font-weight-asian="normal" style:font-name-complex="Arial" style:font-size-complex="8pt" style:font-weight-complex="normal"/>
    </style:style>
    <style:style style:name="T57" style:family="text">
      <style:text-properties style:font-name="Arial" fo:font-size="8pt" fo:language="ru" fo:country="RU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58" style:family="text">
      <style:text-properties style:font-name="Arial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T59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T60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61" style:family="text">
      <style:text-properties style:font-name="Arial" fo:font-size="9pt" fo:language="ru" fo:country="RU" style:text-underline-style="solid" style:text-underline-width="auto" style:text-underline-color="font-color" style:font-size-asian="9pt" style:font-name-complex="Arial" style:font-size-complex="9pt"/>
    </style:style>
    <style:style style:name="T62" style:family="text">
      <style:text-properties fo:font-size="8pt" fo:letter-spacing="normal" fo:language="ru" fo:country="RU" style:font-size-asian="8pt" style:font-size-complex="8pt"/>
    </style:style>
    <style:style style:name="T63" style:family="text">
      <style:text-properties fo:font-size="8pt" fo:letter-spacing="normal" fo:language="ru" fo:country="RU" fo:background-color="transparent" style:font-size-asian="8pt" style:font-size-complex="8pt"/>
    </style:style>
    <style:style style:name="T64" style:family="text">
      <style:text-properties fo:font-size="8pt" fo:letter-spacing="normal" fo:language="ru" fo:country="RU" fo:font-weight="bold" style:font-size-asian="8pt" style:font-weight-asian="bold" style:font-size-complex="8pt" style:font-weight-complex="bold"/>
    </style:style>
    <style:style style:name="T65" style:family="text">
      <style:text-properties fo:font-size="8pt" fo:letter-spacing="normal" fo:font-weight="bold" style:font-size-asian="8pt" style:font-weight-asian="bold" style:font-size-complex="8pt" style:font-weight-complex="bold"/>
    </style:style>
    <style:style style:name="T66" style:family="text">
      <style:text-properties fo:font-size="8pt" fo:letter-spacing="normal" fo:language="en" fo:country="US" fo:font-weight="bold" style:font-size-asian="8pt" style:font-weight-asian="bold" style:font-size-complex="8pt" style:font-weight-complex="bold"/>
    </style:style>
    <style:style style:name="T67" style:family="text">
      <style:text-properties fo:font-size="8pt" fo:letter-spacing="normal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8" style:family="text">
      <style:text-properties fo:font-size="8pt" fo:letter-spacing="normal" fo:language="en" fo:country="US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T69" style:family="text">
      <style:text-properties fo:font-size="7pt" style:text-underline-style="solid" style:text-underline-width="auto" style:text-underline-color="font-color" style:font-size-asian="7pt" style:font-name-complex="Arial" style:font-size-complex="7pt"/>
    </style:style>
    <style:style style:name="T70" style:family="text">
      <style:text-properties fo:font-size="7pt" fo:language="en" fo:country="US" style:text-underline-style="solid" style:text-underline-width="auto" style:text-underline-color="font-color" style:font-size-asian="7pt" style:font-name-complex="Arial" style:font-size-complex="7pt"/>
    </style:style>
    <style:style style:name="T71" style:family="text">
      <style:text-properties fo:font-size="7pt" fo:language="en" fo:country="US" style:text-underline-style="none" style:font-size-asian="7pt" style:font-name-complex="Arial" style:font-size-complex="7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52">ПРОТОКОЛ <text:span text:style-name="T13">ПРОВЕРКИ</text:span></text:p>
      <text:p text:style-name="P53"/>
      <text:p text:style-name="P49"><text:span text:style-name="T45">Индивидуальный дозиметр рентгеновского и гамма-излучения ДКГ-АТ2503B/1<text:tab/></text:span><text:span text:style-name="T44">Дата проверки:</text:span><text:span text:style-name="T45"> <text:s/></text:span><text:span text:style-name="T47"><text:s/></text:span><text:span text:style-name="T50">$date </text:span><text:span text:style-name="T47">г.</text:span></text:p>
      <text:p text:style-name="P7"/>
      <text:p text:style-name="P3">з/н: <text:span text:style-name="T34"><text:s/></text:span><text:span text:style-name="T16">$</text:span><text:span text:style-name="T4">allSerial </text:span></text:p>
      <text:p text:style-name="P13"/>
      <text:p text:style-name="P11"><text:span text:style-name="T48">Диапазон измерени</text:span><text:span text:style-name="T46">й:</text:span></text:p>
      <text:p text:style-name="P10"><text:span text:style-name="T48"><text:tab/></text:span><text:span text:style-name="T55">- и</text:span><text:span text:style-name="T56">ндивидуального эквивал</text:span><text:span text:style-name="T58">ент</text:span><text:span text:style-name="T56">а</text:span><text:span text:style-name="T58"> дозы: <text:tab/><text:tab/></text:span><text:span text:style-name="T57">0.1</text:span><text:span text:style-name="T59"> </text:span><text:span text:style-name="T57">мк</text:span><text:span text:style-name="T59">Зв – </text:span><text:span text:style-name="T57">10</text:span><text:span text:style-name="T59"> Зв;</text:span></text:p>
      <text:p text:style-name="P14"><text:span text:style-name="T48"><text:tab/></text:span><text:span text:style-name="T46">- </text:span><text:span text:style-name="T48">мощности </text:span><text:span text:style-name="T46">индивидуального эквивал</text:span><text:span text:style-name="T48">ент</text:span><text:span text:style-name="T46">а</text:span><text:span text:style-name="T48"> дозы: <text:tab/></text:span><text:span text:style-name="T47">0.1</text:span><text:span text:style-name="T49"> </text:span><text:span text:style-name="T47">мк</text:span><text:span text:style-name="T49">Зв/ч – </text:span><text:span text:style-name="T50">0.2</text:span><text:span text:style-name="T49"> Зв/ч;</text:span></text:p>
      <text:p text:style-name="P12"/>
      <text:p text:style-name="P4">О<text:span text:style-name="T13">сновная</text:span> погрешность измерения:</text:p>
      <text:p text:style-name="P5"><text:span text:style-name="T52"><text:tab/></text:span><text:span text:style-name="T62">- </text:span><text:span text:style-name="T63">дозы:<text:tab/><text:tab/><text:tab/><text:tab/><text:tab/><text:tab/></text:span><text:span text:style-name="T65">±</text:span><text:span text:style-name="T66">(</text:span><text:span text:style-name="T65">15</text:span><text:span text:style-name="T66">+</text:span><text:span text:style-name="T64">0</text:span><text:span text:style-name="T66">,</text:span><text:span text:style-name="T43">005</text:span><text:span text:style-name="T67">·</text:span><text:span text:style-name="T68">Ḣ</text:span><text:span text:style-name="T28">p</text:span><text:span text:style-name="T66">(10)</text:span><text:span text:style-name="T64">)</text:span><text:span text:style-name="T65">%</text:span><text:span text:style-name="T64">;</text:span></text:p>
      <text:p text:style-name="P9"><text:span text:style-name="T9"><text:tab/>- </text:span><text:span text:style-name="T18">мощности дозы: <text:tab/><text:tab/><text:tab/><text:tab/><text:tab/></text:span><text:span text:style-name="T19">±</text:span><text:span text:style-name="T11">(</text:span><text:span text:style-name="T19">15</text:span><text:span text:style-name="T11">+</text:span><text:span text:style-name="T19">0</text:span><text:span text:style-name="T11">,</text:span><text:span text:style-name="T42">015</text:span><text:span text:style-name="T37">/</text:span><text:span text:style-name="T38">Ḣ</text:span><text:span text:style-name="T23">p</text:span><text:span text:style-name="T11">(10)+</text:span><text:span text:style-name="T19">0,005</text:span><text:span text:style-name="T6">·</text:span><text:span text:style-name="T5">Ḣ</text:span><text:span text:style-name="T23">p</text:span><text:span text:style-name="T11">(10)</text:span><text:span text:style-name="T19">)%</text:span><text:span text:style-name="T18">,</text:span></text:p>
      <text:p text:style-name="P9"><text:span text:style-name="T18"><text:tab/>где </text:span><text:span text:style-name="T7">Ḣ </text:span><text:span text:style-name="T25">р</text:span><text:span text:style-name="T9">(10) з</text:span><text:span text:style-name="T18">начение мощности дозы в мЗв/ч;.</text:span></text:p>
      <text:p text:style-name="P6"/>
      <text:p text:style-name="P4">Условия эксплуатации:</text:p>
      <text:p text:style-name="P50"><text:span text:style-name="T51"><text:tab/></text:span><text:span text:style-name="T53">- <text:s/></text:span><text:span text:style-name="T54">Температура окружающего воздуха<text:tab/><text:tab/><text:tab/>+</text:span><text:span text:style-name="T53">$temp</text:span><text:span text:style-name="T54"> °</text:span><text:span text:style-name="T53">C</text:span></text:p>
      <text:p text:style-name="P51"><text:span text:style-name="T51"><text:tab/>- <text:s/></text:span><text:span text:style-name="T48">Атмосферное давление<text:tab/><text:tab/><text:tab/><text:tab/>98,5 </text:span><text:span text:style-name="T51">kPa</text:span></text:p>
      <text:p text:style-name="P51"><text:span text:style-name="T51"><text:tab/>- <text:s/></text:span><text:span text:style-name="T48">Относительная влажность воздуха<text:tab/><text:tab/><text:tab/></text:span><text:span text:style-name="T51">$vlag</text:span><text:span text:style-name="T48"> %</text:span></text:p>
      <text:p text:style-name="P51"><text:span text:style-name="T51"><text:tab/>- <text:s/></text:span><text:span text:style-name="T48">Радиационный фон<text:tab/><text:tab/><text:tab/><text:tab/></text:span><text:span text:style-name="T51">$bground</text:span><text:span text:style-name="T48"> </text:span><text:span text:style-name="T46">н</text:span><text:span text:style-name="T48">Зв/ч</text:span></text:p>
      <text:p text:style-name="P40"><text:line-break/><text:span text:style-name="T61">Средства проверки</text:span><text:span text:style-name="T60">:</text:span></text:p>
      <text:p text:style-name="P47"><text:span text:style-name="T13"><text:tab/>- </text:span>$facility_110<text:span text:style-name="T13">; </text:span></text:p>
      <text:p text:style-name="P48"><text:span text:style-name="T13"><text:tab/>- </text:span>$facility_130.</text:p>
      <text:p text:style-name="P41"/>
      <text:p text:style-name="P16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8">Определение основной относительной погрешности измерения м</text:span><text:span text:style-name="T35">ощности дозы гамма излучения</text:span><text:span text:style-name="T70"> </text:span><text:span text:style-name="T69">ДКГ-АТ2503B/1</text:span><text:span text:style-name="T70"> №</text:span><text:span text:style-name="T71"> </text:span><text:span text:style-name="T8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Мощность <text:span text:style-name="T13">индивидуаль-ного эквива-лента</text:span> дозы в <text:span text:style-name="T13">контрольной</text:span> точке <text:span text:style-name="T29">Ḣ</text:span><text:span text:style-name="T27">p</text:span><text:span text:style-name="T22">i</text:span><text:span text:style-name="T39">(10)</text:span></text:p>
          </table:table-cell>
          <table:table-cell table:style-name="t1.B2" office:value-type="string">
            <text:p text:style-name="P18">Номер источ-ника</text:p>
          </table:table-cell>
          <table:table-cell table:style-name="t1.B2" office:value-type="string">
            <text:p text:style-name="P18">Рассто-яние</text:p>
            <text:p text:style-name="P18">до источ-ника, </text:p>
            <text:p text:style-name="P20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40">Ḣ</text:span><text:span text:style-name="T22">pi</text:span><text:span text:style-name="T36">(10)</text:span></text:p>
          </table:table-cell>
          <table:table-cell table:style-name="t1.B2" office:value-type="string">
            <text:p text:style-name="P23"><text:span text:style-name="T14">Относи-тельная</text:span><text:span text:style-name="T33"> </text:span><text:span text:style-name="T14">погрешность</text:span><text:span text:style-name="T33"> </text:span><text:span text:style-name="T14">измерения</text:span> </text:p>
            <text:p text:style-name="P23"><text:span text:style-name="T15">θ</text:span><text:span text:style-name="T24">пр</text:span><text:span text:style-name="T22">i</text:span><text:span text:style-name="T13">,</text:span> %</text:p>
          </table:table-cell>
          <table:table-cell table:style-name="t1.B2" office:value-type="string">
            <text:p text:style-name="P24">Относитель-ное средне квадратичес-кое отклоне-ние <text:span text:style-name="T2">S</text:span><text:span text:style-name="T22">i</text:span><text:span text:style-name="T2">, %</text:span></text:p>
          </table:table-cell>
          <table:table-cell table:style-name="t1.B2" office:value-type="string">
            <text:p text:style-name="P30"><text:span text:style-name="T13">Доверитель-</text:span>ная граница <text:span text:style-name="T13">погрешности</text:span> измерения </text:p>
            <text:p text:style-name="P30"><text:span text:style-name="T12">Δ</text:span><text:span text:style-name="T22">i</text:span><text:span text:style-name="T2">,</text:span> %</text:p>
          </table:table-cell>
          <table:table-cell table:style-name="t1.I2" office:value-type="string">
            <text:p text:style-name="P27"><text:span text:style-name="T32">Предел основной </text:span><text:span text:style-name="T13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8">—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9">$1-av-bg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B3" office:value-type="string">
            <text:p text:style-name="P19">—</text:p>
          </table:table-cell>
          <table:table-cell table:style-name="t1.I3" office:value-type="string">
            <text:p text:style-name="P21">—</text:p>
          </table:table-cell>
        </table:table-row>
        <table:table-row>
          <table:table-cell table:style-name="t1.A3" office:value-type="string">
            <text:p text:style-name="P18">0.80 мкЗв/ч</text:p>
          </table:table-cell>
          <table:table-cell table:style-name="t1.B3" office:value-type="string">
            <text:p text:style-name="P19">$1-n0</text:p>
          </table:table-cell>
          <table:table-cell table:style-name="t1.B3" office:value-type="string">
            <text:p text:style-name="P19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9">$1-av0</text:p>
          </table:table-cell>
          <table:table-cell table:style-name="t1.B3" office:value-type="string">
            <text:p text:style-name="P19">$1-o0</text:p>
          </table:table-cell>
          <table:table-cell table:style-name="t1.B3" office:value-type="string">
            <text:p text:style-name="P19">$1-q0</text:p>
          </table:table-cell>
          <table:table-cell table:style-name="t1.B3" office:value-type="string">
            <text:p text:style-name="P19">$1-do0</text:p>
          </table:table-cell>
          <table:table-cell table:style-name="t1.I3" office:value-type="string">
            <text:p text:style-name="P18">±<text:span text:style-name="T13">33.8</text:span></text:p>
          </table:table-cell>
        </table:table-row>
        <table:table-row>
          <table:table-cell table:style-name="t1.A3" office:value-type="string">
            <text:p text:style-name="P18">4.0 мЗв/ч</text:p>
          </table:table-cell>
          <table:table-cell table:style-name="t1.B3" office:value-type="string">
            <text:p text:style-name="P19">$1-n1</text:p>
          </table:table-cell>
          <table:table-cell table:style-name="t1.B3" office:value-type="string">
            <text:p text:style-name="P19">$1-d1</text:p>
          </table:table-cell>
          <table:table-cell table:style-name="t1.D3" office:value-type="string">
            <text:section text:style-name="Sect1" text:name="Раздел2">
              <text:p text:style-name="P8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9">$1-av1</text:p>
          </table:table-cell>
          <table:table-cell table:style-name="t1.B3" office:value-type="string">
            <text:p text:style-name="P19">$1-o1</text:p>
          </table:table-cell>
          <table:table-cell table:style-name="t1.B3" office:value-type="string">
            <text:p text:style-name="P19">$1-q1</text:p>
          </table:table-cell>
          <table:table-cell table:style-name="t1.B3" office:value-type="string">
            <text:p text:style-name="P19">$1-do1</text:p>
          </table:table-cell>
          <table:table-cell table:style-name="t1.I3" office:value-type="string">
            <text:p text:style-name="P18">±<text:span text:style-name="T13">15</text:span></text:p>
          </table:table-cell>
        </table:table-row>
        <table:table-row>
          <table:table-cell table:style-name="t1.A6" office:value-type="string">
            <text:p text:style-name="P18">80<text:span text:style-name="T13">.</text:span>0 мЗв/ч</text:p>
          </table:table-cell>
          <table:table-cell table:style-name="t1.B6" office:value-type="string">
            <text:p text:style-name="P19">$1-n2</text:p>
          </table:table-cell>
          <table:table-cell table:style-name="t1.B6" office:value-type="string">
            <text:p text:style-name="P19">$1-d2</text:p>
          </table:table-cell>
          <table:table-cell table:style-name="t1.D6" office:value-type="string">
            <text:section text:style-name="Sect1" text:name="Раздел3">
              <text:p text:style-name="P8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6" office:value-type="string">
            <text:p text:style-name="P19">$1-av2</text:p>
          </table:table-cell>
          <table:table-cell table:style-name="t1.B6" office:value-type="string">
            <text:p text:style-name="P19">$1-o2</text:p>
          </table:table-cell>
          <table:table-cell table:style-name="t1.B6" office:value-type="string">
            <text:p text:style-name="P19">$1-q2</text:p>
          </table:table-cell>
          <table:table-cell table:style-name="t1.B6" office:value-type="string">
            <text:p text:style-name="P19">$1-do2</text:p>
          </table:table-cell>
          <table:table-cell table:style-name="t1.I6" office:value-type="string">
            <text:p text:style-name="P18">±<text:span text:style-name="T13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8">Определение основной относительной погрешности измерения </text:span><text:span text:style-name="T35">дозы гамма излучения</text:span><text:span text:style-name="T8"> </text:span><text:span text:style-name="T69">ДКГ-АТ2503B/1</text:span><text:span text:style-name="T8"> №</text:span><text:span text:style-name="T10"> </text:span><text:span text:style-name="T8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2">Действи-тельное</text:span> значение ЭД,</text:p>
            <text:p text:style-name="P35"><text:span text:style-name="T3">H</text:span><text:span text:style-name="T22">p</text:span><text:span text:style-name="T21">0</text:span><text:span text:style-name="T2">(10)</text:span></text:p>
          </table:table-cell>
          <table:table-cell table:style-name="s1.B2" table:number-rows-spanned="2" office:value-type="string">
            <text:p text:style-name="P37"><text:s text:c="2"/>Мощность индивидуаль-ного<text:span text:style-name="T13"> </text:span>эквива-лента дозы /<text:span text:style-name="T13"> </text:span></text:p>
            <text:p text:style-name="P37"><text:span text:style-name="T13"><text:s/></text:span>t, <text:span text:style-name="T13">сек</text:span></text:p>
          </table:table-cell>
          <table:table-cell table:style-name="s1.B2" table:number-rows-spanned="2" office:value-type="string">
            <text:p text:style-name="P18">Номер источника <text:span text:style-name="T2">/</text:span></text:p>
            <text:p text:style-name="P18"><text:span text:style-name="T13">р</text:span>асстояние</text:p>
            <text:p text:style-name="P18">до источника <text:span text:style-name="T17">R, см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8"><text:span text:style-name="T14">Относительная</text:span><text:span text:style-name="T33"> </text:span><text:span text:style-name="T14">погрешность измерения</text:span> </text:p>
            <text:p text:style-name="P18"><text:span text:style-name="T15">θ</text:span><text:span text:style-name="T24">пр</text:span><text:span text:style-name="T22">i</text:span><text:span text:style-name="T13">,</text:span> %</text:p>
          </table:table-cell>
          <table:table-cell table:style-name="s1.B2" table:number-rows-spanned="2" office:value-type="string">
            <text:p text:style-name="P31"><text:span text:style-name="T13">Доверитель</text:span>ная граница погрешности измерения </text:p>
            <text:p text:style-name="P31"><text:span text:style-name="T12">Δ</text:span><text:span text:style-name="T22">i</text:span><text:span text:style-name="T2">,</text:span>%</text:p>
          </table:table-cell>
          <table:table-cell table:style-name="s1.I2" table:number-rows-spanned="2" office:value-type="string">
            <text:p text:style-name="P28"><text:span text:style-name="T31">Предел основной </text:span><text:span text:style-name="T13">относительной</text:span> <text:span text:style-name="T2">погрешности,</text:span>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3">H</text:span><text:span text:style-name="T22">pi</text:span><text:span text:style-name="T2">(10)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2">(10)</text:span><text:span text:style-name="T20">изм.</text:span></text:p>
          </table:table-cell>
          <table:table-cell table:style-name="s1.D3" office:value-type="string">
            <text:p text:style-name="P35"><text:span text:style-name="T3">H</text:span><text:span text:style-name="T22">pi</text:span><text:span text:style-name="T12">(10)</text:span><text:span text:style-name="T26">изм</text:span><text:span text:style-name="T27">.</text:span><text:span text:style-name="T41">-</text:span><text:span text:style-name="T3">H</text:span><text:span text:style-name="T22">p</text:span><text:span text:style-name="T21">0</text:span><text:span text:style-name="T2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8">4.0 <text:span text:style-name="T13">мкЗв</text:span></text:p>
          </table:table-cell>
          <table:table-cell table:style-name="s1.B4" office:value-type="string">
            <text:p text:style-name="P25"><text:s text:c="2"/>4<text:span text:style-name="T2">0 </text:span><text:span text:style-name="T13">мкЗв</text:span><text:span text:style-name="T2">/</text:span><text:span text:style-name="T13">ч</text:span> <text:s/></text:p>
            <text:p text:style-name="P22"><text:span text:style-name="T13">360</text:span>c</text:p>
          </table:table-cell>
          <table:table-cell table:style-name="s1.B4" office:value-type="string">
            <text:p text:style-name="P25"><text:s text:c="2"/>##1-<text:span text:style-name="T2">dn</text:span>_<text:span text:style-name="T13">1 <text:s/></text:span></text:p>
            <text:p text:style-name="P26"><text:span text:style-name="T13">##1-</text:span><text:span text:style-name="T2">dd_1</text:span></text:p>
          </table:table-cell>
          <table:table-cell table:style-name="s1.B4" office:value-type="string">
            <text:p text:style-name="P19">##1-d_dev_<text:span text:style-name="T13">1</text:span></text:p>
          </table:table-cell>
          <table:table-cell table:style-name="s1.B4" office:value-type="string">
            <text:p text:style-name="P19">##1-dose_<text:span text:style-name="T13">1</text:span></text:p>
          </table:table-cell>
          <table:table-cell table:style-name="s1.B4" office:value-type="string">
            <text:p text:style-name="P19">##1-d_res_<text:span text:style-name="T13">1</text:span></text:p>
          </table:table-cell>
          <table:table-cell table:style-name="s1.B4" office:value-type="string">
            <text:p text:style-name="P19">##1-o_pog_<text:span text:style-name="T13">1</text:span></text:p>
          </table:table-cell>
          <table:table-cell table:style-name="s1.B4" office:value-type="string">
            <text:p text:style-name="P19">##1-d_gran_<text:span text:style-name="T13">1</text:span></text:p>
          </table:table-cell>
          <table:table-cell table:style-name="s1.I4" office:value-type="string">
            <text:p text:style-name="P18">±<text:span text:style-name="T13">15.4</text:span></text:p>
          </table:table-cell>
        </table:table-row>
        <table:table-row>
          <table:table-cell table:style-name="s1.A5" office:value-type="string">
            <text:p text:style-name="P18">4.0 мЗв</text:p>
          </table:table-cell>
          <table:table-cell table:style-name="s1.B5" office:value-type="string">
            <text:p text:style-name="P25"><text:s text:c="2"/><text:span text:style-name="T13">8</text:span><text:span text:style-name="T2">0 </text:span><text:span text:style-name="T13">мЗв</text:span><text:span text:style-name="T2">/</text:span><text:span text:style-name="T13">ч</text:span> <text:s/></text:p>
            <text:p text:style-name="P22">180c</text:p>
          </table:table-cell>
          <table:table-cell table:style-name="s1.B5" office:value-type="string">
            <text:p text:style-name="P25"><text:s text:c="2"/>##1-<text:span text:style-name="T2">dn</text:span>_<text:span text:style-name="T13">2 <text:s/></text:span></text:p>
            <text:p text:style-name="P26"><text:span text:style-name="T13">##1-</text:span><text:span text:style-name="T2">dd_</text:span><text:span text:style-name="T13">2</text:span></text:p>
          </table:table-cell>
          <table:table-cell table:style-name="s1.B5" office:value-type="string">
            <text:p text:style-name="P19">##1-d_dev_<text:span text:style-name="T13">2</text:span></text:p>
          </table:table-cell>
          <table:table-cell table:style-name="s1.B5" office:value-type="string">
            <text:p text:style-name="P19">##1-dose_<text:span text:style-name="T13">2</text:span></text:p>
          </table:table-cell>
          <table:table-cell table:style-name="s1.B5" office:value-type="string">
            <text:p text:style-name="P19">##1-d_res_<text:span text:style-name="T13">2</text:span></text:p>
          </table:table-cell>
          <table:table-cell table:style-name="s1.B5" office:value-type="string">
            <text:p text:style-name="P19">##1-o_pog_<text:span text:style-name="T13">2</text:span></text:p>
          </table:table-cell>
          <table:table-cell table:style-name="s1.B5" office:value-type="string">
            <text:p text:style-name="P19">##1-d_gran_<text:span text:style-name="T13">2</text:span></text:p>
          </table:table-cell>
          <table:table-cell table:style-name="s1.I5" office:value-type="string">
            <text:p text:style-name="P18">±<text:span text:style-name="T13">15.4</text:span></text:p>
          </table:table-cell>
        </table:table-row>
      </table:table>
      <text:p text:style-name="P5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Проверку произвел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  <table:table-row>
          <table:table-cell table:style-name="Таблица1.A1" office:value-type="string">
            <text:p text:style-name="P43">Технический контроль: 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9"/>
          </table:table-cell>
          <table:table-cell table:style-name="Таблица1.B4" office:value-type="string">
            <text:p text:style-name="P39"/>
          </table:table-cell>
          <table:table-cell table:style-name="Таблица1.C2" office:value-type="string">
            <text:p text:style-name="P42">(<text:span text:style-name="T30">подпись</text:span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9:37.68</dc:date>
    <meta:editing-duration>P3DT9H56M41S</meta:editing-duration>
    <meta:editing-cycles>438</meta:editing-cycles>
    <meta:generator>OpenOffice/4.1.6$Win32 OpenOffice.org_project/416m1$Build-9790</meta:generator>
    <meta:document-statistic meta:table-count="3" meta:image-count="1" meta:object-count="0" meta:page-count="1" meta:paragraph-count="142" meta:word-count="287" meta:character-count="2311"/>
  </office:meta>
</office:document-meta>
</file>